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Slovenčina / Slovak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Slovenčina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Slovenčina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Slovenčina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Slovenčina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Slovenčina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